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>
      <loext:graphic-properties draw:fill="none" draw:fill-color="#ffffff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>
      <style:text-properties fo:color="#800000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800000" fo:font-size="12pt" style:font-size-asian="12pt" style:font-size-complex="12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18.78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3" draw:layer="layout" svg:width="1.277cm" svg:height="0.569cm" svg:x="1.12cm" svg:y="2.617cm">
          <draw:text-box>
            <text:p text:style-name="P2"><text:span text:style-name="T1">Peak</text:span></text:p>
          </draw:text-box>
        </draw:frame>
        <draw:frame draw:style-name="gr4" draw:text-style-name="P5" draw:layer="layout" svg:width="2.602cm" svg:height="0.662cm" svg:x="2.397cm" svg:y="2.143cm">
          <draw:text-box>
            <text:p text:style-name="P4"><text:span text:style-name="T2">Performance</text:span></text:p>
          </draw:text-box>
        </draw:frame>
        <draw:frame draw:style-name="gr5" draw:text-style-name="P6" draw:layer="layout" svg:width="5.26cm" svg:height="0.645cm" svg:x="14.066cm" svg:y="5.826cm">
          <draw:text-box>
            <text:p text:style-name="P2"><text:span text:style-name="T3">Number of method invocations</text:span></text:p>
          </draw:text-box>
        </draw:frame>
        <draw:custom-shape draw:style-name="gr6" draw:text-style-name="P7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259cm" svg:height="0.645cm" svg:x="1.254cm" svg:y="4.546cm">
          <draw:text-box>
            <text:p text:style-name="P8"><text:span text:style-name="T4">Interpreter</text:span></text:p>
          </draw:text-box>
        </draw:frame>
        <draw:custom-shape draw:style-name="gr8" draw:text-style-name="P10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3.794cm" svg:y="3.323cm">
          <draw:text-box>
            <text:p text:style-name="P11"><text:span text:style-name="T5">C1</text:span></text:p>
          </draw:text-box>
        </draw:frame>
        <draw:custom-shape draw:style-name="gr9" draw:text-style-name="P13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5.799cm" svg:y="2.287cm">
          <draw:text-box>
            <text:p text:style-name="P11"><text:span text:style-name="T5">C2</text:span></text:p>
          </draw:text-box>
        </draw:frame>
        <draw:custom-shape draw:style-name="gr6" draw:text-style-name="P7" draw:layer="layout" svg:width="0.508cm" svg:height="0.508cm" svg:x="7.365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123cm" svg:height="0.645cm" svg:x="6.37cm" svg:y="4.556cm">
          <draw:text-box>
            <text:p text:style-name="P14"><text:span text:style-name="T4">Intepreter</text:span></text:p>
          </draw:text-box>
        </draw:frame>
        <draw:custom-shape draw:style-name="gr6" draw:text-style-name="P7" draw:layer="layout" svg:width="0.508cm" svg:height="0.508cm" svg:x="7.858cm" svg:y="5.06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035cm" svg:height="0.962cm" svg:x="17.637cm" svg:y="3.213cm">
          <draw:text-box>
            <text:p>...</text:p>
          </draw:text-box>
        </draw:frame>
        <draw:custom-shape draw:style-name="gr8" draw:text-style-name="P10" draw:layer="layout" svg:width="0.508cm" svg:height="1.651cm" svg:x="8.36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8.87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9.38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9.89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285cm" svg:height="0.683cm" svg:x="8.847cm" svg:y="3.303cm">
          <draw:text-box>
            <text:p text:style-name="P16"><text:span text:style-name="T5">C1</text:span></text:p>
          </draw:text-box>
        </draw:frame>
        <draw:custom-shape draw:style-name="gr9" draw:text-style-name="P13" draw:layer="layout" svg:width="0.635cm" svg:height="2.667cm" svg:x="10.39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0.90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1.41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1.922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12.445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259cm" svg:height="0.645cm" svg:x="11.45cm" svg:y="4.556cm">
          <draw:text-box>
            <text:p text:style-name="P14"><text:span text:style-name="T4">Interpreter</text:span></text:p>
          </draw:text-box>
        </draw:frame>
        <draw:custom-shape draw:style-name="gr6" draw:text-style-name="P7" draw:layer="layout" svg:width="0.508cm" svg:height="0.508cm" svg:x="12.93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285cm" svg:height="0.683cm" svg:x="10.864cm" svg:y="2.297cm">
          <draw:text-box>
            <text:p text:style-name="P16"><text:span text:style-name="T5">C2</text:span></text:p>
          </draw:text-box>
        </draw:frame>
        <draw:custom-shape draw:style-name="gr8" draw:text-style-name="P10" draw:layer="layout" svg:width="0.508cm" svg:height="1.651cm" svg:x="13.44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13.95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14.462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08cm" svg:height="1.651cm" svg:x="14.97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.285cm" svg:height="0.683cm" svg:x="13.927cm" svg:y="3.303cm">
          <draw:text-box>
            <text:p text:style-name="P18"><text:span text:style-name="T6">C1</text:span></text:p>
          </draw:text-box>
        </draw:frame>
        <draw:custom-shape draw:style-name="gr9" draw:text-style-name="P13" draw:layer="layout" svg:width="0.635cm" svg:height="2.667cm" svg:x="15.47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5.98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6.49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17.002cm" svg:y="2.905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.285cm" svg:height="0.683cm" svg:x="15.944cm" svg:y="2.297cm">
          <draw:text-box>
            <text:p text:style-name="P11"><text:span text:style-name="T5">C2</text:span></text:p>
          </draw:text-box>
        </draw:frame>
        <draw:line draw:style-name="gr1" draw:text-style-name="P1" draw:layer="layout" svg:x1="8.366cm" svg:y1="1.889cm" svg:x2="7.477cm" svg:y2="4.556cm">
          <text:p/>
        </draw:line>
        <draw:frame draw:style-name="gr13" draw:text-style-name="P21" draw:layer="layout" svg:width="3.309cm" svg:height="0.725cm" svg:x="6.842cm" svg:y="1.164cm">
          <draw:text-box>
            <text:p text:style-name="P20"><text:span text:style-name="T7">Deoptimization</text:span></text:p>
          </draw:text-box>
        </draw:frame>
        <draw:line draw:style-name="gr1" draw:text-style-name="P1" draw:layer="layout" svg:x1="13.446cm" svg:y1="1.879cm" svg:x2="12.557cm" svg:y2="4.546cm">
          <text:p/>
        </draw:line>
        <draw:frame draw:style-name="gr13" draw:text-style-name="P21" draw:layer="layout" svg:width="3.309cm" svg:height="0.725cm" svg:x="11.922cm" svg:y="1.154cm">
          <draw:text-box>
            <text:p text:style-name="P20"><text:span text:style-name="T7">Deoptimiz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1:41:27.083079031</dc:date>
    <meta:editing-duration>PT28M59S</meta:editing-duration>
    <meta:editing-cycles>8</meta:editing-cycles>
    <meta:generator>LibreOffice/4.4.4.3$Linux_X86_64 LibreOffice_project/40m0$Build-3</meta:generator>
    <meta:document-statistic meta:object-count="50"/>
  </office:meta>
</office:document-meta>
</file>